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9">
      <style:text-properties fo:font-weight="bold" style:font-weight-asian="bold" style:font-weight-complex="bold"/>
    </style:style>
    <style:style style:name="ce3" style:family="table-cell" style:parent-style-name="Default" style:data-style-name="N1010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Список закупки для мастеркласса “Узлы”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зажигалка пер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29" calcext:value-type="currency">
            <text:p>29.00 р.</text:p>
          </table:table-cell>
          <table:table-cell table:style-name="ce1" table:formula="of:=[.D4]*[.E4]" office:value-type="currency" office:currency="RUR" office:value="58" calcext:value-type="currency">
            <text:p>58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жигалка фифа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39.9" calcext:value-type="currency">
            <text:p>39.90 р.</text:p>
          </table:table-cell>
          <table:table-cell table:style-name="ce1" table:formula="of:=[.D5]*[.E5]-0.8" office:value-type="currency" office:currency="RUR" office:value="79" calcext:value-type="currency">
            <text:p>79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рёвка 15м д4</text:p>
          </table:table-cell>
          <table:table-cell office:value-type="float" office:value="6" calcext:value-type="float">
            <text:p>6</text:p>
          </table:table-cell>
          <table:table-cell office:value-type="currency" office:currency="RUR" office:value="55" calcext:value-type="currency">
            <text:p>55.00 р.</text:p>
          </table:table-cell>
          <table:table-cell table:style-name="ce1" table:formula="of:=[.D6]*[.E6]" office:value-type="currency" office:currency="RUR" office:value="330" calcext:value-type="currency">
            <text:p>330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щепки 42шт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55" calcext:value-type="currency">
            <text:p>55.00 р.</text:p>
          </table:table-cell>
          <table:table-cell table:style-name="ce1" table:formula="of:=[.D7]*[.E7]" office:value-type="currency" office:currency="RUR" office:value="110" calcext:value-type="currency">
            <text:p>110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нур плет д6 20м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200" calcext:value-type="currency">
            <text:p>200.00 р.</text:p>
          </table:table-cell>
          <table:table-cell table:style-name="ce1" table:formula="of:=[.D8]*[.E8]" office:value-type="currency" office:currency="RUR" office:value="200" calcext:value-type="currency">
            <text:p>200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рёвка 20м д6 Рыбачок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200" calcext:value-type="currency">
            <text:p>200.00 р.</text:p>
          </table:table-cell>
          <table:table-cell table:style-name="ce1" table:formula="of:=[.D9]*[.E9]" office:value-type="currency" office:currency="RUR" office:value="200" calcext:value-type="currency">
            <text:p>200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нат д10 10м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254" calcext:value-type="currency">
            <text:p>254.00 р.</text:p>
          </table:table-cell>
          <table:table-cell table:style-name="ce1" table:formula="of:=[.D10]*[.E10]" office:value-type="currency" office:currency="RUR" office:value="254" calcext:value-type="currency">
            <text:p>254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рёвка д8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176" calcext:value-type="currency">
            <text:p>176.00 р.</text:p>
          </table:table-cell>
          <table:table-cell table:style-name="ce1" table:formula="of:=[.D11]*[.E11]" office:value-type="currency" office:currency="RUR" office:value="176" calcext:value-type="currency">
            <text:p>176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рёвка хб д10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523" calcext:value-type="currency">
            <text:p>523.00 р.</text:p>
          </table:table-cell>
          <table:table-cell table:style-name="ce1" table:formula="of:=[.D12]*[.E12]" office:value-type="currency" office:currency="RUR" office:value="523" calcext:value-type="currency">
            <text:p>523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Фал плетёный 20м д6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220" calcext:value-type="currency">
            <text:p>220.00 р.</text:p>
          </table:table-cell>
          <table:table-cell table:style-name="ce1" table:formula="of:=[.D13]*[.E13]" office:value-type="currency" office:currency="RUR" office:value="220" calcext:value-type="currency">
            <text:p>220.00 р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итки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89" calcext:value-type="currency">
            <text:p>89.00 р.</text:p>
          </table:table-cell>
          <table:table-cell table:style-name="ce1" table:formula="of:=[.D14]*[.E14]" office:value-type="currency" office:currency="RUR" office:value="89" calcext:value-type="currency">
            <text:p>89.00 р.</text:p>
          </table:table-cell>
        </table:table-row>
        <table:table-row table:style-name="ro1">
          <table:table-cell table:number-columns-repeated="5"/>
          <table:table-cell table:style-name="ce1" table:formula="of:=[.D15]*[.E15]" office:value-type="currency" office:currency="RUR" office:value="0" calcext:value-type="currency">
            <text:p>0.00 р.</text:p>
          </table:table-cell>
        </table:table-row>
        <table:table-row table:style-name="ro1" table:number-rows-repeated="8">
          <table:table-cell table:number-columns-repeated="5"/>
          <table:table-cell table:style-name="ce1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ИТОГО:</text:p>
          </table:table-cell>
          <table:table-cell table:style-name="ce3" table:formula="of:=SUM([.F4:.F28])" office:value-type="currency" office:currency="RUB" office:value="2239" calcext:value-type="currency">
            <text:p>2 239,00 руб.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0107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0:39:03.715872171</meta:creation-date>
    <dc:date>2018-04-29T10:54:54.748162045</dc:date>
    <meta:editing-duration>PT5M7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